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justify" style:justify-single-word="false"/>
      <style:text-properties officeooo:rsid="0008c798" officeooo:paragraph-rsid="0008c798"/>
    </style:style>
    <style:style style:name="P2" style:family="paragraph" style:parent-style-name="Standard">
      <style:paragraph-properties fo:text-align="justify" style:justify-single-word="false"/>
      <style:text-properties officeooo:rsid="0008c798" officeooo:paragraph-rsid="0008c798"/>
    </style:style>
    <style:style style:name="P3" style:family="paragraph" style:parent-style-name="Standard" style:list-style-name="L1">
      <style:text-properties officeooo:paragraph-rsid="0008c798"/>
    </style:style>
    <style:style style:name="P4" style:family="paragraph" style:parent-style-name="Standard" style:list-style-name="L1">
      <style:text-properties fo:font-size="16pt" fo:font-weight="bold" officeooo:paragraph-rsid="0008c79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008c798"/>
    </style:style>
    <style:style style:name="T1" style:family="text">
      <style:text-properties officeooo:rsid="0008c798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08c798" style:font-size-asian="12.25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92169502135674740" text:style-name="L1">
        <text:list-header>
          <text:p text:style-name="P4"><text:span text:style-name="T1">Правила заполнения документов для практики.</text:span></text:p>
          <text:p text:style-name="P4"/>
        </text:list-header>
        <text:list-item>
          <text:p text:style-name="P3"><text:span text:style-name="T3">Отзыв руководителя.</text:span></text:p>
        </text:list-item>
      </text:list>
      <text:p text:style-name="P5"><text:span text:style-name="T3">Печатается на одном листе с двух сторон.</text:span></text:p>
      <text:p text:style-name="P5"><text:span text:style-name="T3">Все заполняется в печатном виде, в том числе ячейки таблицы "Оценка достигнутых результатов".</text:span></text:p>
      <text:p text:style-name="P5"><text:span text:style-name="T3">В ячейки таблицы "Оценка достигнутых результатов" можно ставить "крестики", "галочки", закрашивания и т. п.</text:span></text:p>
      <text:p text:style-name="P5"><text:span text:style-name="T3">Печать рядом с подписью руководителя, не перекрывая подпись.<text:line-break/>В заключение следует упомянуть об оценке за практику. Оценка в формате отл/хор/удов/неудов или 5A/4B/4C/3D/3E/2F</text:span></text:p>
      <text:p text:style-name="P5"><text:span text:style-name="T3">Подписывает непосредственный руководитель с кафедры или сторонней компании.<text:line-break/>Если проходите в сторонней организации, то печать на отзыве обязательна.</text:span></text:p>
      <text:p text:style-name="P5"><text:span text:style-name="T3"/></text:p>
      <text:list xml:id="list3144508524397355921" text:style-name="L2">
        <text:list-item>
          <text:p text:style-name="P1"><text:span text:style-name="T2">Отчет</text:span></text:p>
        </text:list-item>
      </text:list>
      <text:p text:style-name="P2"><text:span text:style-name="T2">Студенты, которые проходят практику не на кафедре Вычислительной техники: руководителя указываете с организации (других кафедр или отделов Университета), а не Маркину Т.А. </text:span></text:p>
      <text:p text:style-name="P2"><text:span text:style-name="T2">Если проходите в сторонней организации (не в Университете ИТМО), то печать на отчете обязательна.</text:span></text:p>
      <text:p text:style-name="P2"><text:span text:style-name="T2">Более подробно про содержание отчета:</text:span></text:p>
      <text:p text:style-name="P2"><text:span text:style-name="T2">а) с чем познакомились на предприятии (структура предприятия, подразделения, в котором работали на практике, взаимодействие его с другими подразделениями предприятия, штатное расписание, используемое оборудование и техника, техническая документация и литература и т.д.);<text:line-break/>б) что изучили за время прохождения практики (с указанием названий документов, монографий или учебников, их разделов или страниц и т.п.);<text:line-break/>в) что сделано за время практики (разработаны такие-то схемы, алгоритмы, программы, при этом получены такие-то результаты и т.д.);<text:line-break/>Вы описываете в отчете то, с чем познакомились во время практики. Бывает изучают специализированную литературу, документацию, их и указываете. В скобках описаны примеры. </text:span></text:p>
      <text:p text:style-name="P2"><text:span text:style-name="T2">Прочитав ваш отчет, комиссия, которая будет принимать решение об итоговой оценке, должна получить полное представление о проделанной вами работе.<text:line-break/>Оценка в формате отл/хор/удов/неудов или 5A/4B/4C/3D/3E/2F<text:line-break/>Все заполняется в печатном виде</text:span></text:p>
      <text:p text:style-name="P2"><text:span text:style-name="T2">Печать рядом с подписью руководителя, не перекрывая подпис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20:26:42.909284813</meta:creation-date>
    <dc:date>2017-03-05T20:30:16.101375848</dc:date>
    <meta:editing-duration>PT3M35S</meta:editing-duration>
    <meta:editing-cycles>1</meta:editing-cycles>
    <meta:document-statistic meta:table-count="0" meta:image-count="0" meta:object-count="0" meta:page-count="1" meta:paragraph-count="15" meta:word-count="258" meta:character-count="1944" meta:non-whitespace-character-count="1702"/>
    <meta:generator>LibreOffice/5.1.6.2$Linux_X86_64 LibreOffice_project/10m0$Build-2</meta:generator>
  </office:meta>
</office:document-meta>
</file>